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6000000161F98502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Times New Roman1" svg:font-family="'Times New Roman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list-style-name="L1"/>
    <style:style style:name="P3" style:family="paragraph" style:list-style-name="L1">
      <style:paragraph-properties fo:margin-top="0cm" fo:margin-bottom="0cm"/>
    </style:style>
    <style:style style:name="P4" style:family="paragraph" style:parent-style-name="Heading_20_1">
      <style:paragraph-properties fo:text-align="center" style:justify-single-word="false"/>
    </style:style>
    <style:style style:name="T1" style:family="text">
      <style:text-properties fo:font-variant="normal" fo:text-transform="none" fo:color="#003399" style:text-line-through-style="none" style:font-name="Verdana" fo:font-size="9.75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003399" style:font-name="Verdana" fo:font-size="9.75pt" fo:letter-spacing="normal" fo:font-style="normal" style:text-underline-style="solid" style:text-underline-width="auto" style:text-underline-color="font-color" fo:font-weight="normal"/>
    </style:style>
    <style:style style:name="T3" style:family="text">
      <style:text-properties fo:color="#ff0000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Відкрита SCADA система — OpenSCADA 0.7.0</text:h>
      <text:p text:style-name="P1">(документація)</text:p>
      <text:h text:style-name="Heading_20_2" text:outline-level="2">Реліз</text:h>
      <text:p text:style-name="Text_20_body"><text:a xlink:type="simple" xlink:href="http://wiki.oscada.org/HomePageUk/Doc/OpenSCADA070">Зауваження до релізу</text:a> — <draw:frame draw:style-name="fr1" draw:name="Графічний об'єкт1" text:anchor-type="as-char" svg:y="-0.365cm" svg:width="0.501cm" svg:height="0.519cm" draw:z-index="0"><draw:image xlink:href="Pictures/1000020100000016000000161F98502B.png" xlink:type="simple" xlink:show="embed" xlink:actuate="onLoad"/></draw:frame><text:a xlink:type="simple" xlink:href="../release_0.7.0.pdf">файл</text:a></text:p>
      <text:p text:style-name="Text_20_body"><text:a xlink:type="simple" xlink:href="http://wiki.oscada.org/Works/Tests/release070">Протокол тестування стабільного релізу (RU)</text:a></text:p>
      <text:p text:style-name="Text_20_body"><text:a xlink:type="simple" xlink:href="http://wiki.oscada.org/HomePageUk/Function" office:name="!.function">Характеристики та вимоги</text:a></text:p>
      <text:h text:style-name="Heading_20_2" text:outline-level="2">Загальносистемна документація</text:h>
      <text:p text:style-name="Text_20_body"><text:a xlink:type="simple" xlink:href="http://wiki.oscada.org/Doc/Terminy" office:name=".doc.terminy">Терміни та скорочення (RU)</text:a></text:p>
      <text:p text:style-name="Text_20_body">Узагальнюючий документ по системі OpenSCADA — <text:span text:style-name="T3">дивіться для мов Англійська або Російська</text:span></text:p>
      <text:p text:style-name="Text_20_body"><text:a xlink:type="simple" xlink:href="http://wiki.oscada.org/HomePageUk/Doc/FAQ" office:name="!.faq">Часто задавані питання про систему OpenSCADA</text:a> — <draw:frame draw:style-name="fr1" draw:name="Графічний об'єкт4" text:anchor-type="as-char" svg:y="-0.365cm" svg:width="0.501cm" svg:height="0.519cm" draw:z-index="1"><draw:image xlink:href="Pictures/1000020100000016000000161F98502B.png" xlink:type="simple" xlink:show="embed" xlink:actuate="onLoad"/></draw:frame><text:a xlink:type="simple" xlink:href="../FAQ.pdf">файл</text:a></text:p>
      <text:p text:style-name="Text_20_body"><text:a xlink:type="simple" xlink:href="http://wiki.oscada.org/Doc/OpisanieProgrammy" office:name=".doc.opisanieprogrammy">Опис програми (RU)</text:a></text:p>
      <text:p text:style-name="Text_20_body"><text:a xlink:type="simple" xlink:href="http://wiki.oscada.org/Doc/QuickStart" office:name=".doc.quickstart">Швидкий старт (RU)</text:a></text:p>
      <text:p text:style-name="Text_20_body"><text:a xlink:type="simple" xlink:href="http://wiki.oscada.org/Doc/DAQ" office:name=".doc.daq">Збір даних у OpenSCADA (RU)</text:a></text:p>
      <text:p text:style-name="Text_20_body"><text:a xlink:type="simple" xlink:href="http://wiki.oscada.org/Doc/API" office:name=".doc.api">API системи OpenSCADA (RU)</text:a></text:p>
      <text:p text:style-name="Text_20_body"><text:a xlink:type="simple" xlink:href="http://wiki.oscada.org/HomePageUk/Doc/BuildFromSource" office:name="!.buildfromsource">Керівний документ по збірці OpenSCADA з вихідних текстів</text:a></text:p>
      <text:p text:style-name="Text_20_body"><text:a xlink:type="simple" xlink:href="http://wiki.oscada.org/Doc/OtchjotOSboe" office:name=".doc.otchjotosboe">Керівний документ по локалізації збоїв та приготування звітів про них (RU)</text:a></text:p>
      <text:h text:style-name="Heading_20_2" text:outline-level="2">Документація на модулі системи OpenSCADA</text:h>
      <text:list xml:id="list568406370" text:style-name="L1">
        <text:list-item>
          <text:p>Підсистема "Архіви":</text:p>
        </text:list-item>
      </text:list>
      <text:list xml:id="list381481612" text:style-name="L1">
        <text:list-item>
          <text:list>
            <text:list-item>
              <text:p><text:a xlink:type="simple" xlink:href="http://wiki.oscada.org/Doc/FSArch" office:name=".doc.fsarch">Архіватор на ФС (RU)</text:a></text:p>
            </text:list-item>
            <text:list-item>
              <text:p><text:a xlink:type="simple" xlink:href="http://wiki.oscada.org/Doc/DBArch" office:name=".doc.dbarch">Архіватор на БД (RU)</text:a></text:p>
            </text:list-item>
          </text:list>
        </text:list-item>
        <text:list-item>
          <text:p>Підсистема "Бази даних":</text:p>
          <text:list>
            <text:list-item>
              <text:p><text:a xlink:type="simple" xlink:href="http://wiki.oscada.org/Doc/DBF" office:name=".doc.dbf">БД DBF (RU)</text:a></text:p>
            </text:list-item>
            <text:list-item>
              <text:p><text:a xlink:type="simple" xlink:href="http://wiki.oscada.org/Doc/MySQL" office:name=".doc.mysql">БД MySQL (RU)</text:a></text:p>
            </text:list-item>
            <text:list-item>
              <text:p><text:a xlink:type="simple" xlink:href="http://wiki.oscada.org/Doc/SQLite" office:name=".doc.sqlite">БД SQLite (RU)</text:a></text:p>
            </text:list-item>
            <text:list-item>
              <text:p><text:a xlink:type="simple" xlink:href="http://wiki.oscada.org/Doc/FireBird" office:name=".doc.firebird">БД FireBird (RU)</text:a></text:p>
            </text:list-item>
            <text:list-item>
              <text:p><text:a xlink:type="simple" xlink:href="http://wiki.oscada.org/Doc/PostgreSQL" office:name=".doc.postgresql">БД PostgreSQL (RU)</text:a></text:p>
            </text:list-item>
          </text:list>
        </text:list-item>
        <text:list-item>
          <text:p>Підсистема "Збір даних (DAQ)":</text:p>
          <text:list>
            <text:list-item>
              <text:p><text:a xlink:type="simple" xlink:href="http://wiki.oscada.org/Doc/DiamondBoards" office:name=".doc.diamondboards">Diamond плати збору даних (RU)</text:a></text:p>
            </text:list-item>
            <text:list-item>
              <text:p><text:a xlink:type="simple" xlink:href="http://wiki.oscada.org/Doc/System" office:name=".doc.system">Збір даних ОС (RU)</text:a></text:p>
            </text:list-item>
            <text:list-item>
              <text:p><text:a xlink:type="simple" xlink:href="http://wiki.oscada.org/Doc/BlockCalc" office:name=".doc.blockcalc">Блоковий обчислювач (RU)</text:a></text:p>
            </text:list-item>
            <text:list-item>
              <text:p><text:a xlink:type="simple" xlink:href="http://wiki.oscada.org/Doc/JavaLikeCalc" office:name=".doc.javalikecalc">Обчислювач на основі Java-подібної мови (RU)</text:a></text:p>
            </text:list-item>
            <text:list-item>
              <text:p><text:a xlink:type="simple" xlink:href="http://wiki.oscada.org/Doc/LogicLev" office:name=".doc.logiclev">Логічний рівень параметрів (RU)</text:a></text:p>
            </text:list-item>
            <text:list-item>
              <text:p><text:a xlink:type="simple" xlink:href="http://wiki.oscada.org/Doc/SNMP" office:name=".doc.snmp">Simple Network Management Protocol (RU)</text:a></text:p>
            </text:list-item>
            <text:list-item>
              <text:p><text:a xlink:type="simple" xlink:href="http://wiki.oscada.org/Doc/Siemens" office:name=".doc.siemens">Siemens S7 PLC (RU)</text:a></text:p>
            </text:list-item>
            <text:list-item>
              <text:p><text:a xlink:type="simple" xlink:href="http://wiki.oscada.org/Doc/ModBus" office:name=".doc.modbus">ModBus (RU)</text:a></text:p>
            </text:list-item>
            <text:list-item>
              <text:p><text:a xlink:type="simple" xlink:href="http://wiki.oscada.org/Doc/DCON" office:name=".doc.dcon">Клієнт DCON (RU)</text:a></text:p>
            </text:list-item>
            <text:list-item>
              <text:p><text:soft-page-break/><text:a xlink:type="simple" xlink:href="http://wiki.oscada.org/Doc/ICPDAS" office:name=".doc.icp_das">Обладнання ICP_DAS (RU)</text:a></text:p>
            </text:list-item>
            <text:list-item>
              <text:p><text:a xlink:type="simple" xlink:href="http://wiki.oscada.org/Doc/DAQGate" office:name=".doc.daqgate">Шлюз джерел даних (RU)</text:a></text:p>
            </text:list-item>
            <text:list-item>
              <text:p><text:a xlink:type="simple" xlink:href="http://wiki.oscada.org/Doc/SoundCard" office:name=".doc.soundcard">Звукова карта (RU)</text:a></text:p>
            </text:list-item>
            <text:list-item>
              <text:p><text:a xlink:type="simple" xlink:href="http://wiki.oscada.org/Doc/OPCUA" office:name=".doc.opc_ua">OPC UA (RU)</text:a></text:p>
            </text:list-item>
            <text:list-item>
              <text:p><text:a xlink:type="simple" xlink:href="http://wiki.oscada.org/Doc/BFN" office:name=".doc.bfn">BFN (RU)</text:a></text:p>
            </text:list-item>
          </text:list>
        </text:list-item>
        <text:list-item>
          <text:p>Підсистема "Транспорти":</text:p>
          <text:list>
            <text:list-item>
              <text:p><text:a xlink:type="simple" xlink:href="http://wiki.oscada.org/Doc/Soskets" office:name=".doc.soskets">Сокети (RU)</text:a></text:p>
            </text:list-item>
            <text:list-item>
              <text:p><text:a xlink:type="simple" xlink:href="http://wiki.oscada.org/Doc/SSL" office:name=".doc.ssl">Security Socket Layer (RU)</text:a></text:p>
            </text:list-item>
            <text:list-item>
              <text:p><text:a xlink:type="simple" xlink:href="http://wiki.oscada.org/Doc/Serial" office:name=".doc.serial">Послідовний інтерфейс (RU)</text:a></text:p>
            </text:list-item>
          </text:list>
        </text:list-item>
        <text:list-item>
          <text:p>Підсистема "Транспортні протоколи":</text:p>
          <text:list>
            <text:list-item>
              <text:p><text:a xlink:type="simple" xlink:href="http://wiki.oscada.org/Doc/HTTP" office:name=".doc.http">HTTP (RU)</text:a></text:p>
            </text:list-item>
            <text:list-item>
              <text:p><text:a xlink:type="simple" xlink:href="http://wiki.oscada.org/Doc/SelfSystem" office:name=".doc.selfsystem">Власний протокол системи (RU)</text:a></text:p>
            </text:list-item>
            <text:list-item>
              <text:p><text:a xlink:type="simple" xlink:href="http://wiki.oscada.org/Doc/UserProtocol" office:name=".doc.userprotocol">Протокол користувача (RU)</text:a></text:p>
            </text:list-item>
            <text:list-item>
              <text:p><text:a xlink:type="simple" xlink:href="http://wiki.oscada.org/Doc/ModBus">ModBus (RU)</text:a></text:p>
            </text:list-item>
            <text:list-item>
              <text:p><text:a xlink:type="simple" xlink:href="http://wiki.oscada.org/Doc/OPCUA">OPC UA (RU)</text:a></text:p>
            </text:list-item>
          </text:list>
        </text:list-item>
        <text:list-item>
          <text:p>Підсистема "Спеціальні":</text:p>
          <text:list>
            <text:list-item>
              <text:p><text:a xlink:type="simple" xlink:href="http://wiki.oscada.org/Doc/FLibComplex1" office:name=".doc.flibcomplex1">Бібліотека сумісності зі SCADA Complex1(НІП "DIYA") (RU)</text:a></text:p>
            </text:list-item>
            <text:list-item>
              <text:p><text:a xlink:type="simple" xlink:href="http://wiki.oscada.org/Doc/FLibMath" office:name=".doc.flibmath">Бібліотека стандартних математичних функцій (RU)</text:a></text:p>
            </text:list-item>
            <text:list-item>
              <text:p><text:a xlink:type="simple" xlink:href="http://wiki.oscada.org/Doc/FLibSYS" office:name=".doc.flibsys">Бібліотека функцій системного API середовища користув. програмування (RU)</text:a></text:p>
            </text:list-item>
            <text:list-item>
              <text:p><text:a xlink:type="simple" xlink:href="http://wiki.oscada.org/Doc/SystemTests" office:name=".doc.systemtests">Тести системи OpenSCADA (RU)</text:a></text:p>
            </text:list-item>
          </text:list>
        </text:list-item>
        <text:list-item>
          <text:p>Підсистема "Інтерфейси користувача":</text:p>
          <text:list>
            <text:list-item>
              <text:p><text:a xlink:type="simple" xlink:href="http://wiki.oscada.org/Doc/QTStarter" office:name=".doc.qtstarter">QT GUI пускач (RU)</text:a></text:p>
            </text:list-item>
            <text:list-item>
              <text:p><text:a xlink:type="simple" xlink:href="http://wiki.oscada.org/Doc/QTCfg" office:name=".doc.qtcfg">Системний конфігуратор - QT (RU)</text:a></text:p>
            </text:list-item>
            <text:list-item>
              <text:p><text:a xlink:type="simple" xlink:href="http://wiki.oscada.org/Doc/WebCfg" office:name=".doc.webcfg">Системний конфігуратор - Web (RU)</text:a></text:p>
            </text:list-item>
            <text:list-item>
              <text:p><text:a xlink:type="simple" xlink:href="http://wiki.oscada.org/Doc/WebCfgD" office:name=".doc.webcfgd">Динамічний WEB конфігуратор (RU)</text:a></text:p>
            </text:list-item>
            <text:list-item>
              <text:p><text:a xlink:type="simple" xlink:href="http://wiki.oscada.org/Doc/VCAEngine" office:name=".doc.vcaengine">Рущій середовища візуалізації та керування (RU)</text:a></text:p>
            </text:list-item>
            <text:list-item>
              <text:p><text:a xlink:type="simple" xlink:href="http://wiki.oscada.org/Doc/Vision" office:name=".doc.vision">Робочий інтерфейс користувача - QT (RU)</text:a></text:p>
            </text:list-item>
            <text:list-item>
              <text:p><text:a xlink:type="simple" xlink:href="http://wiki.oscada.org/Doc/WebVision" office:name=".doc.webvision">Робочий інтерфейс користувача - Web (RU)</text:a></text:p>
            </text:list-item>
            <text:list-item>
              <text:p><text:a xlink:type="simple" xlink:href="http://wiki.oscada.org/Doc/WebUser" office:name=".doc.webuser">Web-інтерфейс від користувача (RU)</text:a><text:bookmark text:name="h79-5"/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Times New Roman1" svg:font-family="'Times New Roman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register-true="true" fo:text-indent="0.801cm" style:auto-text-indent="fals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0.199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0.349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0.6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1.401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1.801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2.2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2.6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3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3.401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9cm" fo:margin-bottom="1.746cm" fo:margin-left="2cm" fo:margin-right="1.37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0T16:43:47</meta:creation-date>
    <dc:date>2011-03-11T17:07:11</dc:date>
    <meta:editing-duration>PT3H47M11S</meta:editing-duration>
    <meta:editing-cycles>17</meta:editing-cycles>
    <meta:generator>LibreOffice/3.3$Linux LibreOffice_project/330m19$Build-201</meta:generator>
    <meta:document-statistic meta:table-count="0" meta:image-count="2" meta:object-count="0" meta:page-count="2" meta:paragraph-count="65" meta:word-count="314" meta:character-count="1903"/>
  </office:meta>
</office:document-meta>
</file>